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39cm" fo:min-width="12.454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.38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0.38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91cm" svg:height="1.016cm" svg:x="13.865cm" svg:y="6.226cm">
          <draw:text-box>
            <text:p text:style-name="P1"><text:span text:style-name="T1">[-4] [-3] [-2] [-1]</text:span></text:p>
          </draw:text-box>
        </draw:frame>
        <draw:custom-shape draw:style-name="gr2" draw:text-style-name="P3" draw:layer="layout" svg:width="12.954cm" svg:height="0.889cm" svg:x="4.556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0.889cm" svg:x="4.493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0.889cm" svg:x="5.345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0.889cm" svg:x="16.621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0.889cm" svg:x="15.732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9cm" svg:height="0.889cm" svg:x="6.234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9cm" svg:height="0.889cm" svg:x="7.096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9cm" svg:height="0.889cm" svg:x="14.843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9cm" svg:height="0.889cm" svg:x="13.954cm" svg:y="4.30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207cm" svg:y1="3.794cm" svg:x2="6.207cm" svg:y2="5.572cm">
          <text:p/>
        </draw:line>
        <draw:line draw:style-name="gr5" draw:text-style-name="P5" draw:layer="layout" svg:x1="15.732cm" svg:y1="3.821cm" svg:x2="15.732cm" svg:y2="5.599cm">
          <text:p/>
        </draw:line>
        <draw:line draw:style-name="gr6" draw:text-style-name="P4" draw:layer="layout" svg:x1="6.588cm" svg:y1="6.08cm" svg:x2="6.588cm" svg:y2="5.064cm">
          <text:p/>
        </draw:line>
        <draw:frame draw:style-name="gr7" draw:text-style-name="P6" draw:layer="layout" svg:width="3.937cm" svg:height="1.524cm" svg:x="4.302cm" svg:y="6.207cm">
          <draw:text-box>
            <text:p>[0] [1] [2] [3]</text:p>
          </draw:text-box>
        </draw:frame>
        <draw:line draw:style-name="gr6" draw:text-style-name="P4" draw:layer="layout" svg:x1="15.224cm" svg:y1="6.207cm" svg:x2="15.224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01:34:14.076350231</meta:creation-date>
    <dc:date>2018-05-20T01:40:01.428097432</dc:date>
    <meta:editing-duration>PT5M48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